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0BBA2014184365D3.png" manifest:media-type="image/png"/>
  <manifest:file-entry manifest:full-path="Pictures/10000000000003E800000258E1EAF03B8C232169.png" manifest:media-type="image/png"/>
  <manifest:file-entry manifest:full-path="Pictures/10000000000003E800000258CD70B761464F0101.png" manifest:media-type="image/png"/>
  <manifest:file-entry manifest:full-path="Pictures/10000000000003E800000258DA9C8A7CD2A701E8.png" manifest:media-type="image/png"/>
  <manifest:file-entry manifest:full-path="Pictures/10000000000003E800000258B02870529AC5BFB8.png" manifest:media-type="image/png"/>
  <manifest:file-entry manifest:full-path="Pictures/10000000000003E80000025816CF6671A3A7E03A.png" manifest:media-type="image/png"/>
  <manifest:file-entry manifest:full-path="Pictures/10000000000003E800000258F18E16ABA2B838FF.png" manifest:media-type="image/png"/>
  <manifest:file-entry manifest:full-path="Pictures/10000000000003E800000258212B937A3C78AA1F.png" manifest:media-type="image/png"/>
  <manifest:file-entry manifest:full-path="Pictures/10000000000003E80000025896D8DD966609E425.png" manifest:media-type="image/png"/>
  <manifest:file-entry manifest:full-path="Pictures/10000000000003E8000002583723118707CC79FF.png" manifest:media-type="image/png"/>
  <manifest:file-entry manifest:full-path="Pictures/10000000000003E800000258EE29C0FD2236DC6E.png" manifest:media-type="image/png"/>
  <manifest:file-entry manifest:full-path="Pictures/10000000000003E80000025885235DF78202DA2A.png" manifest:media-type="image/png"/>
  <manifest:file-entry manifest:full-path="Pictures/10000000000003E8000002588E4CB3CF54F43A96.png" manifest:media-type="image/png"/>
  <manifest:file-entry manifest:full-path="Pictures/10000000000003E80000025811EEEC104BDB1A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9" draw:name="Shape1_0" draw:style-name="gr1" draw:text-style-name="P2" svg:width="7.727cm" svg:height="1.324cm" svg:x="6.784cm" svg:y="0.467cm"><draw:text-box><text:p><text:span text:style-name="T1">B0740-28</text:span></text:p></draw:text-box></draw:frame><draw:frame draw:style-name="fr1" draw:name="Image8" text:anchor-type="char" svg:x="0.877cm" svg:y="2.709cm" svg:width="16.499cm" svg:height="9.899cm" draw:z-index="8"><draw:image xlink:href="Pictures/10000000000003E800000258E1EAF03B8C232169.png" xlink:type="simple" xlink:show="embed" xlink:actuate="onLoad" loext:mime-type="image/png"/></draw:frame><draw:frame draw:style-name="fr1" draw:name="Image5" text:anchor-type="char" svg:x="0.649cm" svg:y="13.984cm" svg:width="17.59cm" svg:height="10.553cm" draw:z-index="5"><draw:image xlink:href="Pictures/10000000000003E800000258CD70B761464F0101.png" xlink:type="simple" xlink:show="embed" xlink:actuate="onLoad" loext:mime-type="image/png"/></draw:frame></text:p>
      <text:p text:style-name="P1"><draw:frame draw:style-name="fr1" draw:name="Image7" text:anchor-type="char" svg:x="1.561cm" svg:y="16.856cm" svg:width="14.723cm" svg:height="8.834cm" draw:z-index="7"><draw:image xlink:href="Pictures/10000000000003E800000258212B937A3C78AA1F.png" xlink:type="simple" xlink:show="embed" xlink:actuate="onLoad" loext:mime-type="image/png"/></draw:frame><draw:frame draw:style-name="fr1" draw:name="Image6" text:anchor-type="char" svg:x="1.879cm" svg:y="8.241cm" svg:width="13.744cm" svg:height="8.246cm" draw:z-index="6"><draw:image xlink:href="Pictures/10000000000003E800000258DA9C8A7CD2A701E8.png" xlink:type="simple" xlink:show="embed" xlink:actuate="onLoad" loext:mime-type="image/png"/></draw:frame><draw:frame draw:style-name="fr1" draw:name="Image4" text:anchor-type="char" svg:x="2.233cm" svg:y="-0.275cm" svg:width="12.913cm" svg:height="7.749cm" draw:z-index="4"><draw:image xlink:href="Pictures/10000000000003E800000258F18E16ABA2B838FF.png" xlink:type="simple" xlink:show="embed" xlink:actuate="onLoad" loext:mime-type="image/png"/></draw:frame></text:p>
      <text:p text:style-name="P1"><draw:frame text:anchor-type="paragraph" draw:z-index="10" draw:name="Shape1_1" draw:style-name="gr1" draw:text-style-name="P2" svg:width="7.727cm" svg:height="1.324cm" svg:x="6.652cm" svg:y="-1.037cm"><draw:text-box><text:p><text:span text:style-name="T1">B1642-03</text:span></text:p></draw:text-box></draw:frame><draw:frame draw:style-name="fr1" draw:name="Image9" text:anchor-type="char" svg:x="2.037cm" svg:y="1.016cm" svg:width="13.003cm" svg:height="7.802cm" draw:z-index="11"><draw:image xlink:href="Pictures/10000000000003E80000025896D8DD966609E425.png" xlink:type="simple" xlink:show="embed" xlink:actuate="onLoad" loext:mime-type="image/png"/></draw:frame><draw:frame draw:style-name="fr1" draw:name="Image11" text:anchor-type="char" svg:x="2.593cm" svg:y="17.297cm" svg:width="14.406cm" svg:height="8.643cm" draw:z-index="13"><draw:image xlink:href="Pictures/10000000000003E8000002583723118707CC79FF.png" xlink:type="simple" xlink:show="embed" xlink:actuate="onLoad" loext:mime-type="image/png"/></draw:frame><draw:frame draw:style-name="fr1" draw:name="Image10" text:anchor-type="char" svg:x="2.196cm" svg:y="9.255cm" svg:width="13.189cm" svg:height="7.913cm" draw:z-index="12"><draw:image xlink:href="Pictures/10000000000003E800000258EE29C0FD2236DC6E.png" xlink:type="simple" xlink:show="embed" xlink:actuate="onLoad" loext:mime-type="image/png"/></draw:frame></text:p>
      <text:p text:style-name="P1"><draw:frame text:anchor-type="paragraph" draw:z-index="14" draw:name="Shape1_2" draw:style-name="gr1" draw:text-style-name="P2" svg:width="7.727cm" svg:height="1.324cm" svg:x="6.652cm" svg:y="-0.349cm"><draw:text-box><text:p><text:span text:style-name="T1">J2145-0750</text:span></text:p></draw:text-box></draw:frame><draw:frame draw:style-name="fr1" draw:name="Image12" text:anchor-type="char" svg:x="2.117cm" svg:y="1.254cm" svg:width="13.691cm" svg:height="8.214cm" draw:z-index="15"><draw:image xlink:href="Pictures/10000000000003E80000025885235DF78202DA2A.png" xlink:type="simple" xlink:show="embed" xlink:actuate="onLoad" loext:mime-type="image/png"/></draw:frame><draw:frame draw:style-name="fr1" draw:name="Image13" text:anchor-type="char" svg:x="2.963cm" svg:y="9.562cm" svg:width="13.294cm" svg:height="7.976cm" draw:z-index="16"><draw:image xlink:href="Pictures/10000000000003E80000025816CF6671A3A7E03A.png" xlink:type="simple" xlink:show="embed" xlink:actuate="onLoad" loext:mime-type="image/png"/></draw:frame><draw:frame draw:style-name="fr1" draw:name="Image14" text:anchor-type="char" svg:x="2.355cm" svg:y="17.658cm" svg:width="13.162cm" svg:height="7.897cm" draw:z-index="17"><draw:image xlink:href="Pictures/10000000000003E8000002588E4CB3CF54F43A96.png" xlink:type="simple" xlink:show="embed" xlink:actuate="onLoad" loext:mime-type="image/png"/></draw:frame></text:p>
      <text:p text:style-name="P1"><draw:frame text:anchor-type="paragraph" draw:z-index="3" draw:name="Shape1" draw:style-name="gr1" draw:text-style-name="P2" svg:width="7.727cm" svg:height="1.324cm" svg:x="6.334cm" svg:y="-0.739cm"><draw:text-box><text:p><text:span text:style-name="T1">B0329+54</text:span></text:p></draw:text-box></draw:frame><draw:frame draw:style-name="fr1" draw:name="Image1" text:anchor-type="char" svg:x="2.739cm" svg:y="18.02cm" svg:width="13.201cm" svg:height="7.92cm" draw:z-index="0"><draw:image xlink:href="Pictures/10000000000003E800000258B02870529AC5BFB8.png" xlink:type="simple" xlink:show="embed" xlink:actuate="onLoad" loext:mime-type="image/png"/></draw:frame><draw:frame draw:style-name="fr1" draw:name="Image2" text:anchor-type="char" svg:x="2.365cm" svg:y="0.974cm" svg:width="13.628cm" svg:height="8.177cm" draw:z-index="1"><draw:image xlink:href="Pictures/10000000000003E80000025811EEEC104BDB1A39.png" xlink:type="simple" xlink:show="embed" xlink:actuate="onLoad" loext:mime-type="image/png"/></draw:frame><draw:frame draw:style-name="fr1" draw:name="Image3" text:anchor-type="char" svg:x="2.131cm" svg:y="9.287cm" svg:width="14.365cm" svg:height="8.618cm" draw:z-index="2"><draw:image xlink:href="Pictures/10000000000003E8000002580BBA2014184365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4:21:58.282910569</meta:creation-date>
    <dc:date>2021-08-12T14:54:35.094254881</dc:date>
    <meta:editing-duration>PT2M4S</meta:editing-duration>
    <meta:editing-cycles>1</meta:editing-cycles>
    <meta:generator>LibreOffice/6.4.7.2$Linux_X86_64 LibreOffice_project/40$Build-2</meta:generator>
    <meta:document-statistic meta:table-count="0" meta:image-count="14" meta:object-count="0" meta:page-count="5" meta:paragraph-count="0" meta:word-count="0" meta:character-count="0" meta:non-whitespace-character-count="0"/>
  </office:meta>
</office:document-meta>
</file>